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9999" draw:textarea-horizontal-align="justify" draw:textarea-vertical-align="middle" draw:auto-grow-height="false" fo:min-height="0.812cm" fo:min-width="0.562cm"/>
      <style:paragraph-properties style:writing-mode="lr-tb"/>
    </style:style>
    <style:style style:name="gr2" style:family="graphic" style:parent-style-name="objectwithoutfill">
      <style:graphic-properties svg:stroke-width="0.1cm" svg:stroke-color="#2a6099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e8f2a1" draw:textarea-horizontal-align="justify" draw:textarea-vertical-align="middle" draw:auto-grow-height="false" fo:min-height="0.604cm" fo:min-width="0.75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604cm" fo:min-width="0.251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354cm" fo:min-width="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999999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loext:graphic-properties draw:fill="solid" draw:fill-color="#e8f2a1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cm" svg:height="1.5cm" svg:x="3.25cm" svg:y="4.2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6cm" svg:y="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6.25cm" svg:y="6.7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10cm" svg:y="1.7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10cm" svg:y="4.25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10cm" svg:y="6.75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14cm" svg:y="1.7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17cm" svg:y="4.2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14.25cm" svg:y="6.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5cm" svg:y1="4.5cm" svg:x2="6.25cm" svg:y2="3.25cm">
          <text:p/>
        </draw:line>
        <draw:line draw:style-name="gr2" draw:text-style-name="P3" draw:layer="layout" svg:x1="7.5cm" svg:y1="2.75cm" svg:x2="10cm" svg:y2="2.5cm">
          <text:p/>
        </draw:line>
        <draw:line draw:style-name="gr2" draw:text-style-name="P3" draw:layer="layout" svg:x1="4.5cm" svg:y1="5.5cm" svg:x2="6.5cm" svg:y2="7cm">
          <text:p/>
        </draw:line>
        <draw:line draw:style-name="gr2" draw:text-style-name="P3" draw:layer="layout" svg:x1="7.5cm" svg:y1="7cm" svg:x2="10.25cm" svg:y2="5.5cm">
          <text:p/>
        </draw:line>
        <draw:line draw:style-name="gr2" draw:text-style-name="P3" draw:layer="layout" svg:x1="11.25cm" svg:y1="3cm" svg:x2="14.5cm" svg:y2="6.75cm">
          <text:p/>
        </draw:line>
        <draw:line draw:style-name="gr2" draw:text-style-name="P3" draw:layer="layout" svg:x1="7.75cm" svg:y1="7.5cm" svg:x2="10cm" svg:y2="7.5cm">
          <text:p/>
        </draw:line>
        <draw:line draw:style-name="gr2" draw:text-style-name="P3" draw:layer="layout" svg:x1="11.5cm" svg:y1="7.5cm" svg:x2="14.25cm" svg:y2="7.25cm">
          <text:p/>
        </draw:line>
        <draw:line draw:style-name="gr2" draw:text-style-name="P3" draw:layer="layout" svg:x1="10.75cm" svg:y1="4.25cm" svg:x2="10.75cm" svg:y2="3.25cm">
          <text:p/>
        </draw:line>
        <draw:line draw:style-name="gr2" draw:text-style-name="P3" draw:layer="layout" svg:x1="15.5cm" svg:y1="6.75cm" svg:x2="17.25cm" svg:y2="5.5cm">
          <text:p/>
        </draw:line>
        <draw:line draw:style-name="gr2" draw:text-style-name="P3" draw:layer="layout" svg:x1="11.5cm" svg:y1="2.5cm" svg:x2="14cm" svg:y2="2.5cm">
          <text:p/>
        </draw:line>
        <draw:line draw:style-name="gr2" draw:text-style-name="P3" draw:layer="layout" svg:x1="15.5cm" svg:y1="2.75cm" svg:x2="17.25cm" svg:y2="4.5cm">
          <text:p/>
        </draw:line>
        <draw:line draw:style-name="gr2" draw:text-style-name="P3" draw:layer="layout" svg:x1="6.75cm" svg:y1="3.5cm" svg:x2="7cm" svg:y2="6.75cm">
          <text:p/>
        </draw:line>
        <draw:line draw:style-name="gr2" draw:text-style-name="P3" draw:layer="layout" svg:x1="10.75cm" svg:y1="6.75cm" svg:x2="10.75cm" svg:y2="5.75cm">
          <text:p/>
        </draw:line>
        <draw:custom-shape draw:style-name="gr3" draw:text-style-name="P5" draw:layer="layout" svg:width="1.25cm" svg:height="0.854cm" svg:x="1.8cm" svg:y="4.6cm">
          <text:p text:style-name="P4">*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51cm" svg:height="0.854cm" svg:x="4.749cm" svg:y="3.146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751cm" svg:height="0.854cm" svg:x="4.749cm" svg:y="6.396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0.604cm" svg:x="5.6cm" svg:y="4.646cm">
          <text:p text:style-name="P1">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5cm" svg:height="0.604cm" svg:x="8cm" svg:y="5.75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5cm" svg:height="0.604cm" svg:x="8.25cm" svg:y="7.646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5cm" svg:height="0.604cm" svg:x="12.25cm" svg:y="7.75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5cm" svg:height="0.604cm" svg:x="12.55cm" svg:y="3.996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5cm" svg:height="0.604cm" svg:x="8cm" svg:y="1.75cm">
          <text:p text:style-name="P1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5cm" svg:height="0.604cm" svg:x="10.5cm" svg:y="3.5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5cm" svg:height="0.604cm" svg:x="10.5cm" svg:y="6cm"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5cm" svg:height="0.604cm" svg:x="16cm" svg:y="6.146cm">
          <text:p text:style-name="P1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5cm" svg:height="0.604cm" svg:x="16cm" svg:y="3cm">
          <text:p text:style-name="P1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5cm" svg:height="0.604cm" svg:x="12.25cm" svg:y="1.75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.25cm" svg:height="0.854cm" svg:x="6cm" svg:y="0.75cm">
          <text:p text:style-name="P4">*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25cm" svg:height="0.854cm" svg:x="6.25cm" svg:y="8.646cm">
          <text:p text:style-name="P4">*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25cm" svg:height="0.854cm" svg:x="10.25cm" svg:y="0.646cm">
          <text:p text:style-name="P4">*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25cm" svg:height="0.854cm" svg:x="14.25cm" svg:y="0.646cm">
          <text:p text:style-name="P4">*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25cm" svg:height="0.854cm" svg:x="10.25cm" svg:y="8.5cm">
          <text:p text:style-name="P4">*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25cm" svg:height="0.854cm" svg:x="8.75cm" svg:y="3.896cm">
          <text:p text:style-name="P4">*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25cm" svg:height="0.854cm" svg:x="14.75cm" svg:y="8.25cm">
          <text:p text:style-name="P4">*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25cm" svg:height="0.854cm" svg:x="18cm" svg:y="3.146cm">
          <text:p text:style-name="P4">*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bg" fo:country="B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6T20:41:22.615000000</meta:creation-date>
    <dc:date>2021-12-06T21:08:03.943000000</dc:date>
    <meta:editing-duration>PT12M41S</meta:editing-duration>
    <meta:editing-cycles>3</meta:editing-cycles>
    <meta:generator>LibreOffice/7.2.0.4$Windows_X86_64 LibreOffice_project/9a9c6381e3f7a62afc1329bd359cc48accb6435b</meta:generator>
    <meta:document-statistic meta:object-count="44"/>
  </office:meta>
</office:document-meta>
</file>